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top="0.353cm" fo:margin-bottom="0.212cm" loext:contextual-spacing="false"/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style:font-size-asian="10.5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Liberation Serif" fo:font-size="12pt" style:font-size-asian="10.5pt" style:font-size-complex="12pt"/>
    </style:style>
    <style:style style:name="P4" style:family="paragraph" style:parent-style-name="Preformatted_20_Text">
      <style:paragraph-properties fo:text-align="start" style:justify-single-word="false"/>
      <style:text-properties style:font-name="Liberation Serif" fo:font-size="12pt" style:font-size-asian="10.5pt" style:font-size-complex="12pt"/>
    </style:style>
    <style:style style:name="P5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rsid="00346a31" officeooo:paragraph-rsid="00346a31" style:font-size-asian="10.5pt" style:font-weight-asian="bold" style:font-size-complex="12pt" style:font-weight-complex="bold"/>
    </style:style>
    <style:style style:name="P6" style:family="paragraph" style:parent-style-name="Preformatted_20_Text">
      <style:text-properties fo:color="#000000" fo:font-size="11pt" style:font-size-asian="11pt" style:font-size-complex="11pt"/>
    </style:style>
    <style:style style:name="P7" style:family="paragraph" style:parent-style-name="Preformatted_20_Text">
      <style:text-properties fo:color="#000000" fo:font-size="11pt" officeooo:rsid="00370d6f" officeooo:paragraph-rsid="00370d6f" style:font-size-asian="11pt" style:font-size-complex="11pt"/>
    </style:style>
    <style:style style:name="P8" style:family="paragraph" style:parent-style-name="Preformatted_20_Text">
      <style:paragraph-properties fo:margin-top="0cm" fo:margin-bottom="0.499cm" loext:contextual-spacing="false"/>
    </style:style>
    <style:style style:name="P9" style:family="paragraph" style:parent-style-name="Preformatted_20_Text">
      <style:paragraph-properties fo:margin-top="0cm" fo:margin-bottom="0.499cm" loext:contextual-spacing="false"/>
      <style:text-properties officeooo:paragraph-rsid="001e429d"/>
    </style:style>
    <style:style style:name="P10" style:family="paragraph" style:parent-style-name="Standard">
      <style:paragraph-properties fo:margin-top="0cm" fo:margin-bottom="0.499cm" loext:contextual-spacing="false"/>
      <style:text-properties fo:font-weight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199379" officeooo:paragraph-rsid="00199379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0pt" fo:font-weight="normal" officeooo:rsid="00199379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size="12pt" fo:font-weight="bold" officeooo:paragraph-rsid="001e429d" style:font-size-asian="12pt" style:font-size-complex="12pt"/>
    </style:style>
    <style:style style:name="P14" style:family="paragraph" style:parent-style-name="Standard">
      <style:text-properties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99379" officeooo:paragraph-rsid="00199379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bold" style:font-size-asian="12pt" style:font-size-complex="12pt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text-properties fo:color="#000000" fo:font-weight="bold" officeooo:paragraph-rsid="002f3a3f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paragraph-rsid="00370d6f" style:font-size-asian="10.5pt" style:font-weight-asian="bold" style:font-size-complex="12pt" style:font-weight-complex="bold"/>
    </style:style>
    <style:style style:name="P20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Text_20_body">
      <style:text-properties fo:font-size="12pt" style:font-size-asian="12pt" style:font-size-complex="12pt"/>
    </style:style>
    <style:style style:name="P22" style:family="paragraph" style:parent-style-name="Text_20_body">
      <style:text-properties fo:color="#666666"/>
    </style:style>
    <style:style style:name="P23" style:family="paragraph" style:parent-style-name="Text_20_body">
      <style:text-properties fo:font-weight="bold" style:font-weight-asian="bold" style:font-weight-complex="bold"/>
    </style:style>
    <style:style style:name="P24" style:family="paragraph" style:parent-style-name="Text_20_body">
      <style:paragraph-properties fo:margin-top="0cm" fo:margin-bottom="0cm" loext:contextual-spacing="false"/>
    </style:style>
    <style:style style:name="P25" style:family="paragraph" style:parent-style-name="Text_20_body">
      <style:paragraph-properties fo:margin-top="0cm" fo:margin-bottom="0cm" loext:contextual-spacing="false"/>
      <style:text-properties fo:color="#666666"/>
    </style:style>
    <style:style style:name="P26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27" style:family="paragraph" style:parent-style-name="Text_20_body">
      <style:paragraph-properties fo:margin-top="0cm" fo:margin-bottom="0cm" loext:contextual-spacing="false"/>
      <style:text-properties fo:font-size="12pt" fo:font-weight="bold" officeooo:paragraph-rsid="003c9b21" style:font-size-asian="12pt" style:font-weight-asian="bold" style:font-size-complex="12pt" style:font-weight-complex="bold"/>
    </style:style>
    <style:style style:name="P28" style:family="paragraph" style:parent-style-name="Text_20_body" style:list-style-name="L1"/>
    <style:style style:name="P29" style:family="paragraph" style:parent-style-name="Text_20_body" style:list-style-name="L2"/>
    <style:style style:name="P30" style:family="paragraph" style:parent-style-name="Text_20_body" style:list-style-name="L3">
      <style:text-properties fo:font-size="12pt" style:font-size-asian="12pt" style:font-size-complex="12pt"/>
    </style:style>
    <style:style style:name="P31" style:family="paragraph" style:parent-style-name="Text_20_body">
      <style:paragraph-properties fo:text-align="center" style:justify-single-word="false"/>
      <style:text-properties fo:font-weight="bold" officeooo:rsid="0040ab91" officeooo:paragraph-rsid="0040ab91" style:font-weight-asian="bold" style:font-weight-complex="bold"/>
    </style:style>
    <style:style style:name="P32" style:family="paragraph" style:parent-style-name="Text_20_body" style:list-style-name="L2">
      <style:paragraph-properties fo:margin-top="0cm" fo:margin-bottom="0cm" loext:contextual-spacing="false"/>
    </style:style>
    <style:style style:name="P33" style:family="paragraph" style:parent-style-name="Text_20_body">
      <style:paragraph-properties fo:margin-top="0cm" fo:margin-bottom="0cm" loext:contextual-spacing="false"/>
      <style:text-properties fo:font-size="12pt" fo:font-weight="normal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cm" fo:margin-bottom="0cm" loext:contextual-spacing="false" fo:text-align="start" style:justify-single-word="false"/>
      <style:text-properties fo:font-size="12pt" fo:font-weight="normal" officeooo:rsid="00411136" officeooo:paragraph-rsid="00411136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cm" fo:margin-bottom="0cm" loext:contextual-spacing="false" fo:text-align="start" style:justify-single-word="false"/>
      <style:text-properties fo:font-size="10pt" fo:font-weight="normal" officeooo:rsid="0040ab91" officeooo:paragraph-rsid="0040ab91" style:font-size-asian="10pt" style:font-weight-asian="normal" style:font-size-complex="10pt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e429d"/>
    </style:style>
    <style:style style:name="T4" style:family="text">
      <style:text-properties style:font-name="Liberation Serif" fo:font-size="11pt" style:font-size-asian="11pt" style:font-size-complex="11pt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officeooo:rsid="00370d6f" style:font-size-asian="12pt" style:font-size-complex="12pt"/>
    </style:style>
    <style:style style:name="T7" style:family="text">
      <style:text-properties style:font-name="Liberation Serif" fo:font-size="12pt" fo:font-weight="bold" style:font-size-asian="12pt" style:font-size-complex="12pt"/>
    </style:style>
    <style:style style:name="T8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9" style:family="text">
      <style:text-properties officeooo:rsid="00253833"/>
    </style:style>
    <style:style style:name="T10" style:family="text">
      <style:text-properties officeooo:rsid="002562bc"/>
    </style:style>
    <style:style style:name="T11" style:family="text">
      <style:text-properties officeooo:rsid="002f3a3f"/>
    </style:style>
    <style:style style:name="T12" style:family="text">
      <style:text-properties officeooo:rsid="00346a31"/>
    </style:style>
    <style:style style:name="T13" style:family="text">
      <style:text-properties officeooo:rsid="00370d6f"/>
    </style:style>
    <style:style style:name="T14" style:family="text">
      <style:text-properties officeooo:rsid="0039ecd7"/>
    </style:style>
    <style:style style:name="T15" style:family="text">
      <style:text-properties officeooo:rsid="003acd56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3c9b21"/>
    </style:style>
    <style:style style:name="T18" style:family="text">
      <style:text-properties officeooo:rsid="003d2be7"/>
    </style:style>
    <style:style style:name="T19" style:family="text">
      <style:text-properties officeooo:rsid="003eddcf"/>
    </style:style>
    <style:style style:name="T20" style:family="text">
      <style:text-properties officeooo:rsid="003f8453"/>
    </style:style>
    <style:style style:name="T21" style:family="text">
      <style:text-properties officeooo:rsid="003fed4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Bash</text:p>
      <text:p text:style-name="P11"/>
      <text:p text:style-name="P11"/>
      <text:p text:style-name="Text_20_body">После создания сценария убедитесь, что он может быть выполнен. Самый распространённый способ сделать это — применить к нему бит выполнения. Итак, если имя файла скрипта — hello, используйте команду chmod +x ./hello для того, чтобы сделать его исполняемым. <text:line-break/><text:line-break/>Сценарий также может быть выполнен в качестве аргумента команды bash. В этом случае введите bash ./hello для запуска скрипта hello. Если сценарий запускается как аргумент команды bash, файл скрипта не обязательно должен быть исполняемым.</text:p>
      <text:p text:style-name="Text_20_body"><text:line-break/>По сути, вы можете хранить скрипт в любом месте, но если вы собираетесь хранить его в каталоге, который не включён в переменную $PATH, вам нужно выполнить его с ./ перед именем скрипта. <text:line-break/><text:line-break/>Введите <text:span text:style-name="T1">./hello</text:span> для того, чтобы запустить сценарий, или поместите его в стандартный каталог, который включён в переменную $PATH, например, /usr/local/bin.<text:line-break/><text:line-break/>Также вы можете разместить сценарий в каталоге /bin, после чего в любом месте файловой системы просто ввести имя файла, и сценарий выполнится.</text:p>
      <text:p text:style-name="Text_20_body">Использование позиционных параметров</text:p>
      <text:p text:style-name="P13">Листинг <text:span text:style-name="T3">1</text:span></text:p>
      <text:p text:style-name="P14">#!/bin/bash</text:p>
      <text:p text:style-name="P14"># run this script with a few arguments</text:p>
      <text:p text:style-name="P14">echo The first argument is $1</text:p>
      <text:p text:style-name="P14">echo The second argument is $2</text:p>
      <text:p text:style-name="P14">echo The third argument is $3</text:p>
      <text:p text:style-name="P14"/>
      <text:p text:style-name="P14"/>
      <text:p text:style-name="P16">Листинг 2</text:p>
      <text:p text:style-name="Preformatted_20_Text"><text:span text:style-name="Source_20_Text"><text:span text:style-name="T4">#!/bin/bash</text:span></text:span></text:p>
      <text:p text:style-name="Preformatted_20_Text"><text:span text:style-name="Source_20_Text"><text:span text:style-name="T4"># run this script with a few arguments </text:span></text:span></text:p>
      <text:p text:style-name="Preformatted_20_Text"><text:span text:style-name="Source_20_Text"><text:span text:style-name="T4">echo you have entered $# arguments</text:span></text:span></text:p>
      <text:p text:style-name="Preformatted_20_Text"><text:span text:style-name="Source_20_Text"><text:span text:style-name="T4">for i in $@</text:span></text:span></text:p>
      <text:p text:style-name="Preformatted_20_Text"><text:span text:style-name="Source_20_Text"><text:span text:style-name="T4"><text:s/>do</text:span></text:span></text:p>
      <text:p text:style-name="Preformatted_20_Text"><text:span text:style-name="Source_20_Text"><text:span text:style-name="T4"><text:s text:c="7"/>echo $i</text:span></text:span></text:p>
      <text:p text:style-name="Preformatted_20_Text"><text:span text:style-name="Source_20_Text"><text:span text:style-name="T4"><text:s/>done</text:span></text:span></text:p>
      <text:p text:style-name="P9"><text:span text:style-name="Source_20_Text"><text:span text:style-name="T4">exit 0</text:span></text:span></text:p>
      <text:p text:style-name="Text_20_body"><text:line-break/><text:span text:style-name="T1">В Листинге 2 представлены два новых элемента, которые относятся к аргументам:</text:span></text:p>
      <text:list xml:id="list3086517160" text:style-name="L1">
        <text:list-item>
          <text:p text:style-name="P28">$# — это счетчик, который показывает, сколько аргументов было использовано при запуске скрипта. </text:p>
        </text:list-item>
        <text:list-item>
          <text:p text:style-name="P28">$@ — список всех аргументов, которые использовались при запуске скрипта. </text:p>
        </text:list-item>
      </text:list>
      <text:p text:style-name="Text_20_body"/>
      <text:p text:style-name="Text_20_body"/>
      <text:p text:style-name="Text_20_body"><text:soft-page-break/>Переменная — это метка, которая используется для обозначения определённого места в памяти, которое содержит определённое значение. Переменные могут быть определены статически с помощью NAME=value или динамическим способом. Существует два решения для динамического определения переменной:</text:p>
      <text:list xml:id="list3679823016" text:style-name="L2">
        <text:list-item>
          <text:p text:style-name="P32">Используйте ключевое слово <text:span text:style-name="T1">read </text:span>в скрипте, чтобы запросить данные у пользователя, запускающего скрипт. </text:p>
        </text:list-item>
        <text:list-item>
          <text:p text:style-name="P29">Используйте подстановку команд, чтобы использовать результат команды и назначить его переменной. Например, команда <text:span text:style-name="T1">date +%d-%m-%y</text:span> показывает текущую дату в формате день-месяц-год. Чтобы сделать это в сценарии, вы можете использовать <text:span text:style-name="T1">TODAY=$(date +%d-%m-%y)</text:span>. Для подстановки команд вам просто нужно поместить команду, результат которой вы хотите использовать, между скобками. </text:p>
        </text:list-item>
      </text:list>
      <text:p text:style-name="P12"/>
      <text:p text:style-name="P15"><text:span text:style-name="T1">Листинг 3.</text:span> Пример скрипта, использующего команду <text:span text:style-name="T1">read</text:span></text:p>
      <text:p text:style-name="Preformatted_20_Text"><text:span text:style-name="Source_20_Text"><text:span text:style-name="T4">#!/bin/bash</text:span></text:span></text:p>
      <text:p text:style-name="Preformatted_20_Text"><text:span text:style-name="Source_20_Text"><text:span text:style-name="T4">if [ -z $1 ]; then</text:span></text:span></text:p>
      <text:p text:style-name="Preformatted_20_Text"><text:span text:style-name="Source_20_Text"><text:span text:style-name="T4"><text:s text:c="5"/>echo enter a text</text:span></text:span></text:p>
      <text:p text:style-name="Preformatted_20_Text"><text:span text:style-name="Source_20_Text"><text:span text:style-name="T4"><text:s text:c="5"/>read TEXT</text:span></text:span></text:p>
      <text:p text:style-name="Preformatted_20_Text"><text:span text:style-name="Source_20_Text"><text:span text:style-name="T4">else</text:span></text:span></text:p>
      <text:p text:style-name="Preformatted_20_Text"><text:span text:style-name="Source_20_Text"><text:span text:style-name="T4"><text:s text:c="5"/>TEXT=$1</text:span></text:span></text:p>
      <text:p text:style-name="Preformatted_20_Text"><text:span text:style-name="Source_20_Text"><text:span text:style-name="T4">fi</text:span></text:span></text:p>
      <text:p text:style-name="Preformatted_20_Text"><text:span text:style-name="Source_20_Text"><text:span text:style-name="T4">echo you have entered the text $TEXT</text:span></text:span></text:p>
      <text:p text:style-name="P8"><text:span text:style-name="Source_20_Text"><text:span text:style-name="T4">exit 0</text:span></text:span></text:p>
      <text:p text:style-name="P25">-<text:span text:style-name="T9">z <text:s text:c="2"/>- <text:s text:c="2"/>длина строки равна нулю</text:span></text:p>
      <text:p text:style-name="P25">Подробнее о test можно узнать в справочнике командой man test.</text:p>
      <text:p text:style-name="P25"/>
      <text:p text:style-name="Text_20_body">Обратите внимание, что при написании команды <text:span text:style-name="T1">test </text:span>с квадратными скобками важно использовать пробелы после открывающей скобки и перед закрывающей скобкой, без пробелов команда не будет работать.<text:line-break/><text:line-break/>Обратите внимание, что оператор <text:span text:style-name="T1">then </text:span>следует сразу за <text:span text:style-name="T1">test</text:span>. Это возможно, потому что используется точка с запятой (;). Точка с запятой является разделителем команд и может заменить новую строку в скрипте.</text:p>
      <text:p text:style-name="Text_20_body"/>
      <text:p text:style-name="P20">Использование условий и циклов</text:p>
      <text:p text:style-name="P21"><text:line-break/>Как вы уже видели, в скрипте могут использоваться условные операторы. Эти условные операторы выполняются только в том случае, если определённое условие выполняется. <text:line-break/><text:line-break/>В bash есть несколько условных операторов и циклов, которые часто используются.</text:p>
      <text:list xml:id="list4136063734" text:style-name="L3">
        <text:list-item>
          <text:p text:style-name="P30"><text:span text:style-name="T1">if… then… else</text:span> — используется для выполнения кода, если определенное условие выполняется </text:p>
        </text:list-item>
        <text:list-item>
          <text:p text:style-name="P30"><text:span text:style-name="T1">for </text:span>— используется для выполнения команд для диапазона значений </text:p>
        </text:list-item>
        <text:list-item>
          <text:p text:style-name="P30"><text:span text:style-name="T1">while </text:span>— используется для выполнения кода, если выполняется определенное условие </text:p>
        </text:list-item>
        <text:list-item>
          <text:p text:style-name="P30"><text:soft-page-break/><text:span text:style-name="T1">before </text:span>— используется для выполнения кода, пока не выполнено определенное условие </text:p>
        </text:list-item>
        <text:list-item>
          <text:p text:style-name="P30"><text:span text:style-name="T1">case </text:span>— используется для оценки ограниченного количества конкретных значений </text:p>
        </text:list-item>
      </text:list>
      <text:p text:style-name="Text_20_body"/>
      <text:p text:style-name="Text_20_body"><text:span text:style-name="T2">|| и &amp;&amp;</text:span><text:line-break/>Вместо написания полных операторов <text:span text:style-name="T1">if… then</text:span> вы можете использовать логические операторы <text:span text:style-name="T1">||</text:span> а также <text:span text:style-name="T1">&amp;&amp;</text:span>. <text:span text:style-name="T1">||</text:span> является логическим «ИЛИ» и выполнит вторую часть оператора, только если первая часть не верна; <text:span text:style-name="T1">&amp;&amp;</text:span> является логическим «И» и выполнит вторую часть оператора только в том случае, если первая часть верна.</text:p>
      <text:p text:style-name="Text_20_body"/>
      <text:p text:style-name="P23">Цикл for</text:p>
      <text:p text:style-name="P17">Листинг <text:span text:style-name="T10">4</text:span></text:p>
      <text:p text:style-name="Preformatted_20_Text"><text:span text:style-name="Source_20_Text">#!/bin/bash</text:span></text:p>
      <text:p text:style-name="Preformatted_20_Text"><text:span text:style-name="Source_20_Text">for (( COUNTER=100; COUNTER&gt;1; COUNTER-- )); do</text:span></text:p>
      <text:p text:style-name="Preformatted_20_Text"><text:span text:style-name="Source_20_Text"><text:s text:c="5"/>echo $COUNTER</text:span></text:p>
      <text:p text:style-name="Preformatted_20_Text"><text:span text:style-name="Source_20_Text">done</text:span></text:p>
      <text:p text:style-name="Preformatted_20_Text"><text:span text:style-name="Source_20_Text">exit 0</text:span></text:p>
      <text:p text:style-name="Text_20_body"><text:line-break/>Цикл <text:span text:style-name="T1">for </text:span>всегда начинается с ключевого слова <text:span text:style-name="T1">for</text:span>, за которым следует условие, которое необходимо проверить. Затем следует ключевое слово <text:span text:style-name="T1">do</text:span>, за которым следуют команды, которые должны быть выполнены, если условие истинно, завершается цикл с помощью ключевого слова <text:span text:style-name="T1">done</text:span>.<text:line-break/><text:line-break/>В примере, приведённом в листинге 5, вы можете увидеть, что условие представляет собой диапазон чисел в круглых скобках, назначенных переменной COUNTER.</text:p>
      <text:p text:style-name="Text_20_body"/>
      <text:p text:style-name="P22">Внутри <text:span text:style-name="T1">(( … ))</text:span> вычисляются арифметические выражения и возвращается их результат. Например, в простейшем случае, конструкция a=$(( 5 + 3 )) присвоит переменной «a» значение выражения «5 + 3», или 8.</text:p>
      <text:p text:style-name="P22"/>
      <text:p text:style-name="P18">Листинг <text:span text:style-name="T11">5</text:span></text:p>
      <text:p text:style-name="P14">#!/bin/bash</text:p>
      <text:p text:style-name="P14">for i in {1..4}; do</text:p>
      <text:p text:style-name="P14"><text:s text:c="4"/>ping -c 1 172.20.10.$i &gt;/dev/null &amp;&amp; echo 172.20.10.$i is up; </text:p>
      <text:p text:style-name="P14">done</text:p>
      <text:p text:style-name="P1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While и until</text:p>
      <text:p text:style-name="P3"/>
      <text:p text:style-name="P4"><text:span text:style-name="T12">О</text:span>ператор while полезен тогда, когда вы хотите отслеживать что-то вроде доступности процесса. Также существует оператор until, который выполняется до тех пор, пока проверяемое условие ложно. В листинге <text:span text:style-name="T19">6</text:span> вы можете прочитать, как while используется для мониторинга активности процесса.</text:p>
      <text:p text:style-name="P4"/>
      <text:p text:style-name="P19">Листинг <text:span text:style-name="T13">6</text:span></text:p>
      <text:p text:style-name="P14">#!/bin/bash</text:p>
      <text:p text:style-name="P14">#</text:p>
      <text:p text:style-name="P14"># usage: monitor &lt;processname&gt;</text:p>
      <text:p text:style-name="P14">while ps aux | grep $1 | grep -v grep | grep -v "monitor $1" &gt; /dev/<text:span text:style-name="T20">null</text:span></text:p>
      <text:p text:style-name="P14">do</text:p>
      <text:p text:style-name="P14"><text:s text:c="5"/>sleep 5</text:p>
      <text:p text:style-name="P14">done</text:p>
      <text:p text:style-name="P14"/>
      <text:p text:style-name="P14">clear</text:p>
      <text:p text:style-name="P14">echo your process has stopped</text:p>
      <text:p text:style-name="P6"/>
      <text:p text:style-name="P6"/>
      <text:p text:style-name="P26">until</text:p>
      <text:p text:style-name="P24"><text:span text:style-name="T5">В листинге </text:span><text:span text:style-name="T6">7</text:span><text:span text:style-name="T5"> он используется для фильтрации выходных данных команды </text:span><text:span text:style-name="T7">users </text:span><text:span text:style-name="T5">по вхождению </text:span><text:span text:style-name="T7">$1</text:span><text:span text:style-name="T5">, которое будет именем пользователя. Пока эта команда не верна, итерация продолжается. Когда имя пользователя найдено в выводе пользователей, итерация закрывается, и после цикла </text:span><text:span text:style-name="T7">until </text:span><text:span text:style-name="T5">выполняются остальные команды.</text:span><text:line-break/><text:line-break/><text:span text:style-name="T8">Листинг 7</text:span></text:p>
      <text:p text:style-name="Standard"><text:span text:style-name="Source_20_Text"><text:span text:style-name="T4">#!/bin/bash</text:span></text:span></text:p>
      <text:p text:style-name="Standard"><text:span text:style-name="Source_20_Text"><text:span text:style-name="T4">#</text:span></text:span></text:p>
      <text:p text:style-name="Standard"><text:span text:style-name="Source_20_Text"><text:span text:style-name="T4">until users | grep $1 &gt; /dev/null</text:span></text:span></text:p>
      <text:p text:style-name="Standard"><text:span text:style-name="Source_20_Text"><text:span text:style-name="T4">do</text:span></text:span></text:p>
      <text:p text:style-name="Standard"><text:span text:style-name="Source_20_Text"><text:span text:style-name="T4"><text:s text:c="5"/>echo $1 is not logged in yet</text:span></text:span></text:p>
      <text:p text:style-name="Standard"><text:span text:style-name="Source_20_Text"><text:span text:style-name="T4"><text:s text:c="5"/>sleep 5</text:span></text:span></text:p>
      <text:p text:style-name="Standard"><text:span text:style-name="Source_20_Text"><text:span text:style-name="T4">done</text:span></text:span></text:p>
      <text:p text:style-name="Standard"><text:span text:style-name="Source_20_Text"><text:span text:style-name="T4">echo $1 has just logged in</text:span></text:span></text:p>
      <text:p text:style-name="P7"/>
      <text:p text:style-name="P6"/>
      <text:p text:style-name="Text_20_body"><text:span text:style-name="T2">case</text:span><text:line-break/>Оператор <text:span text:style-name="T1">case </text:span>используется для оценки ряда ожидаемых значений. В частности, инструкции <text:span text:style-name="T1">case </text:span>важны в сценариях запуска Linux, которые в предыдущих версиях использовались для запуска служб. <text:line-break/><text:line-break/>В операторе <text:span text:style-name="T1">case </text:span>вы определяете каждый ожидаемый вами конкретный аргумент, за которым следует команда, которую необходимо выполнить, если этот аргумент использовался.<text:line-break/><text:line-break/>В листинге <text:span text:style-name="T18">8</text:span> вы можете увидеть работу оператора <text:span text:style-name="T1">case</text:span>, который использовался в ранней версии для запуска практически любой службы.</text:p>
      <text:p text:style-name="Text_20_body"/>
      <text:p text:style-name="P10"/>
      <text:p text:style-name="P26"><text:soft-page-break/>Листинг <text:span text:style-name="T14">8</text:span></text:p>
      <text:p text:style-name="Standard"><text:span text:style-name="Source_20_Text"><text:span text:style-name="T4">case "$1" in</text:span></text:span></text:p>
      <text:p text:style-name="Standard"><text:span text:style-name="Source_20_Text"><text:span text:style-name="T4"><text:s text:c="5"/>start)</text:span></text:span></text:p>
      <text:p text:style-name="Standard"><text:span text:style-name="Source_20_Text"><text:span text:style-name="T4"><text:s text:c="10"/>start;;</text:span></text:span></text:p>
      <text:p text:style-name="Standard"><text:span text:style-name="Source_20_Text"><text:span text:style-name="T4"><text:s text:c="5"/>stop)</text:span></text:span></text:p>
      <text:p text:style-name="Standard"><text:span text:style-name="Source_20_Text"><text:span text:style-name="T4"><text:s text:c="10"/>rm -f $lockfile</text:span></text:span></text:p>
      <text:p text:style-name="Standard"><text:span text:style-name="Source_20_Text"><text:span text:style-name="T4"><text:s text:c="10"/>stop;;</text:span></text:span></text:p>
      <text:p text:style-name="Standard"><text:span text:style-name="Source_20_Text"><text:span text:style-name="T4"><text:s text:c="5"/>restart)</text:span></text:span></text:p>
      <text:p text:style-name="Standard"><text:span text:style-name="Source_20_Text"><text:span text:style-name="T4"><text:s text:c="10"/>restart;;</text:span></text:span></text:p>
      <text:p text:style-name="Standard"><text:span text:style-name="Source_20_Text"><text:span text:style-name="T4"><text:s text:c="5"/>reload)</text:span></text:span></text:p>
      <text:p text:style-name="Standard"><text:span text:style-name="Source_20_Text"><text:span text:style-name="T4"><text:s text:c="10"/>reload;;</text:span></text:span></text:p>
      <text:p text:style-name="Standard"><text:span text:style-name="Source_20_Text"><text:span text:style-name="T4"><text:s text:c="5"/>status)</text:span></text:span></text:p>
      <text:p text:style-name="Standard"><text:span text:style-name="Source_20_Text"><text:span text:style-name="T4"><text:s text:c="10"/>status;;</text:span></text:span></text:p>
      <text:p text:style-name="Standard"><text:span text:style-name="Source_20_Text"><text:span text:style-name="T4"><text:s text:c="5"/>*)</text:span></text:span></text:p>
      <text:p text:style-name="Standard"><text:span text:style-name="Source_20_Text"><text:span text:style-name="T4"><text:s text:c="10"/>echo "Usage: $0 (start|stop|restart|reload|status)";;</text:span></text:span></text:p>
      <text:p text:style-name="Standard"><text:span text:style-name="Source_20_Text"><text:span text:style-name="T4">esac</text:span></text:span></text:p>
      <text:p text:style-name="Text_20_body"/>
      <text:p text:style-name="P21">Также обратите внимание, что <text:span text:style-name="T1">*)</text:span> относится ко всем другим параметрам, не указанным ранее. Это «всеохватывающий» оператор.</text:p>
      <text:p text:style-name="P21"><text:span text:style-name="T15">Т</text:span>акже мож<text:span text:style-name="T15">но </text:span>использовать последовательности, такие как start|Start|START</text:p>
      <text:p text:style-name="P21"/>
      <text:h text:style-name="P1" text:outline-level="2">Отладка скриптов в Bash<text:line-break/><text:span text:style-name="T16">Когда скрипт не делает того, что вы ожидаете, полезно выполнить некоторую отладку. Для начала, попробуйте выполнить его как аргумент команды bash -x. Это покажет вам построчно, что пытается сделать скрипт, а также конкретные ошибки, если он не работает как надо. <text:line-break/><text:line-break/>В листинге 10 показан пример использования bash -x, где сразу становится ясно, что команда grep не знает, что она должна делать, так как пропущен аргумент для её работы.</text:span></text:h>
      <text:p text:style-name="P33"/>
      <text:p text:style-name="P27">Листинг <text:span text:style-name="T17">9</text:span></text:p>
      <text:p text:style-name="Preformatted_20_Text"><text:span text:style-name="Source_20_Text">[root@server1 ~]# bash -x </text:span><text:span text:style-name="Source_20_Text"><text:span text:style-name="T21">monitor</text:span></text:span><text:span text:style-name="Source_20_Text">.sh</text:span></text:p>
      <text:p text:style-name="Preformatted_20_Text"><text:span text:style-name="Source_20_Text">+ grep</text:span></text:p>
      <text:p text:style-name="Preformatted_20_Text"><text:span text:style-name="Source_20_Text">Usage: grep [OPTION]... PATTERN [FILE]...</text:span></text:p>
      <text:p text:style-name="Preformatted_20_Text"><text:span text:style-name="Source_20_Text">Try 'grep --help' for more information.</text:span></text:p>
      <text:p text:style-name="Preformatted_20_Text"><text:span text:style-name="Source_20_Text">+ users</text:span></text:p>
      <text:p text:style-name="Preformatted_20_Text"><text:span text:style-name="Source_20_Text">+ echo is not logged in yet is not logged in yet</text:span></text:p>
      <text:p text:style-name="P8"><text:span text:style-name="Source_20_Text">+ sleep 5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1"><text:soft-page-break/>Выполнение команд на удаленном сервере</text:p>
      <text:p text:style-name="P31"/>
      <text:p text:style-name="P35">ssh USER@HOST 'COMMAND1; COMMAND2; COMMAND3'</text:p>
      <text:p text:style-name="P34">или</text:p>
      <text:p text:style-name="P35">ssh USER@HOST 'COMMAND1 | COMMAND2 | COMMAND3'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09:32:43.108086376</meta:creation-date>
    <dc:date>2021-06-22T18:41:46.629773246</dc:date>
    <meta:editing-duration>PT5H42M2S</meta:editing-duration>
    <meta:editing-cycles>36</meta:editing-cycles>
    <meta:generator>LibreOffice/6.0.7.3$Linux_X86_64 LibreOffice_project/00m0$Build-3</meta:generator>
    <meta:document-statistic meta:table-count="0" meta:image-count="0" meta:object-count="0" meta:page-count="6" meta:paragraph-count="114" meta:word-count="1088" meta:character-count="7456" meta:non-whitespace-character-count="6300"/>
  </office:meta>
</office:document-meta>
</file>